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size="16pt" style:font-size-asian="16pt" style:font-size-complex="16pt"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size="16pt" style:font-size-asian="16pt" style:font-size-complex="16pt" fo:language="en" fo:country="US"/>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8"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9"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0"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1"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2"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3" style:parent-style-name="Normal" style:family="paragraph">
      <style:text-properties style:font-name="Times New Roman" style:font-name-complex="Times New Roman" fo:font-size="16pt" style:font-size-asian="16pt" style:font-size-complex="16pt" fo:language="en" fo:country="US"/>
    </style:style>
    <style:style style:name="P14"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5"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6"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7"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9" style:parent-style-name="Normal" style:family="paragraph">
      <style:text-properties style:font-name="Times New Roman" style:font-name-complex="Times New Roman" fo:font-size="16pt" style:font-size-asian="16pt" style:font-size-complex="16pt" fo:language="en" fo:country="US"/>
    </style:style>
    <style:style style:name="P20"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1" style:parent-style-name="Normal" style:family="paragraph">
      <style:text-properties style:font-name="Times New Roman" style:font-name-complex="Times New Roman" fo:font-size="16pt" style:font-size-asian="16pt" style:font-size-complex="16pt" fo:language="en" fo:country="US"/>
    </style:style>
    <style:style style:name="P22"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3"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4"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5"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6"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7"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8"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2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0" style:parent-style-name="Normal" style:family="paragraph">
      <style:text-properties style:font-name="Times New Roman" style:font-name-complex="Times New Roman" fo:font-size="16pt" style:font-size-asian="16pt" style:font-size-complex="16pt" fo:language="en" fo:country="US"/>
    </style:style>
    <style:style style:name="P31" style:parent-style-name="Normal" style:family="paragraph">
      <style:text-properties style:font-name="Times New Roman" style:font-name-complex="Times New Roman" fo:font-size="16pt" style:font-size-asian="16pt" style:font-size-complex="16pt" fo:language="en" fo:country="US"/>
    </style:style>
    <style:style style:name="P32" style:parent-style-name="Normal" style:family="paragraph">
      <style:text-properties style:font-name="Times New Roman" style:font-name-complex="Times New Roman" fo:font-size="16pt" style:font-size-asian="16pt" style:font-size-complex="16pt" fo:language="en" fo:country="US"/>
    </style:style>
    <style:style style:name="P33" style:parent-style-name="Normal" style:family="paragraph">
      <style:text-properties style:font-name="Times New Roman" style:font-name-complex="Times New Roman" fo:font-size="16pt" style:font-size-asian="16pt" style:font-size-complex="16pt" fo:language="en" fo:country="US"/>
    </style:style>
    <style:style style:name="P34" style:parent-style-name="Normal" style:family="paragraph">
      <style:text-properties style:font-name="Times New Roman" style:font-name-complex="Times New Roman" fo:font-size="16pt" style:font-size-asian="16pt" style:font-size-complex="16pt" fo:language="en" fo:country="US"/>
    </style:style>
    <style:style style:name="P35" style:parent-style-name="Normal" style:family="paragraph">
      <style:text-properties style:font-name="Times New Roman" style:font-name-complex="Times New Roman" fo:font-size="16pt" style:font-size-asian="16pt" style:font-size-complex="16pt" fo:language="en" fo:country="US"/>
    </style:style>
    <style:style style:name="P3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7" style:parent-style-name="Normal" style:family="paragraph">
      <style:text-properties style:font-name="Times New Roman" style:font-name-complex="Times New Roman" fo:font-size="16pt" style:font-size-asian="16pt" style:font-size-complex="16pt" fo:language="en" fo:country="US"/>
    </style:style>
    <style:style style:name="P38" style:parent-style-name="Normal" style:family="paragraph">
      <style:text-properties style:font-name="Times New Roman" style:font-name-complex="Times New Roman" fo:font-size="16pt" style:font-size-asian="16pt" style:font-size-complex="16pt" fo:language="en" fo:country="US"/>
    </style:style>
    <style:style style:name="T39"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Beast Cancer Classification</text:p>
      <text:p text:style-name="P2"/>
      <text:p text:style-name="P3">Project Description:</text:p>
      <text:p text:style-name="P4">The provided code is a breast cancer classification project using the K-Nearest Neighbors (KNN) algorithm. It loads the breast cancer dataset, splits it into training and testing data, trains a KNN classifier, and then evaluates its performance by calculating and printing the accuracy.</text:p>
      <text:p text:style-name="P5"/>
      <text:p text:style-name="P6">Functions:</text:p>
      <text:list text:style-name="LFO1" text:continue-numbering="true">
        <text:list-item>
          <text:p text:style-name="P7">load_breast_cancer(): This function is used to load the breast cancer dataset from the sklearn library.</text:p>
        </text:list-item>
        <text:list-item>
          <text:p text:style-name="P8">train_test_split(): This function is used to split the dataset into training and testing data for model evaluation.</text:p>
        </text:list-item>
        <text:list-item>
          <text:p text:style-name="P9">KNeighborsClassifier(): This function creates an instance of the K-Nearest Neighbors classifier with the specified number of neighbors.</text:p>
        </text:list-item>
        <text:list-item>
          <text:p text:style-name="P10">fit(): This method is used to train the KNN classifier on the training data.</text:p>
        </text:list-item>
        <text:list-item>
          <text:p text:style-name="P11">predict(): This method is used to make predictions on the testing data using the trained KNN classifier.</text:p>
        </text:list-item>
        <text:list-item>
          <text:p text:style-name="P12">accuracy_score(): This function is used to compute the accuracy of the predictions compared to the true labels.</text:p>
        </text:list-item>
      </text:list>
      <text:p text:style-name="P13"/>
      <text:p text:style-name="P14">Used Tools:</text:p>
      <text:list text:style-name="LFO2" text:continue-numbering="true">
        <text:list-item>
          <text:p text:style-name="P15">sklearn.datasets: It is used to load the breast cancer dataset.</text:p>
        </text:list-item>
        <text:list-item>
          <text:p text:style-name="P16">sklearn.model_selection: It is used to split the dataset into training and testing data.</text:p>
        </text:list-item>
        <text:list-item>
          <text:p text:style-name="P17">sklearn.neighbors: It is used to create the K-Nearest Neighbors classifier.</text:p>
        </text:list-item>
        <text:list-item>
          <text:p text:style-name="P18">sklearn.metrics: It is used to compute the accuracy score for model evaluation.</text:p>
        </text:list-item>
      </text:list>
      <text:p text:style-name="P19"/>
      <text:p text:style-name="P20">Algorithm:</text:p>
      <text:p text:style-name="P21">The main algorithm of the code can be summarized as follows:</text:p>
      <text:list text:style-name="LFO3" text:continue-numbering="true">
        <text:list-item>
          <text:p text:style-name="P22">Load the breast cancer dataset using load_breast_cancer().</text:p>
        </text:list-item>
        <text:list-item>
          <text:p text:style-name="P23">Split the dataset into training and testing data using train_test_split().</text:p>
        </text:list-item>
        <text:list-item>
          <text:p text:style-name="P24">Create a K-Nearest Neighbors classifier object with KNeighborsClassifier().</text:p>
        </text:list-item>
        <text:list-item>
          <text:p text:style-name="P25">Train the KNN classifier on the training data using fit().</text:p>
        </text:list-item>
        <text:list-item>
          <text:p text:style-name="P26">Predict the labels for the testing data using predict().</text:p>
        </text:list-item>
        <text:list-item>
          <text:p text:style-name="P27">Calculate the accuracy of the KNN classifier by comparing the predicted labels to the true labels using accuracy_score().</text:p>
        </text:list-item>
      </text:list>
      <text:p text:style-name="P28"/>
      <text:p text:style-name="P29">Machine Learning or Deep Learning:</text:p>
      <text:p text:style-name="P30">The project is based on classical machine learning using the K-Nearest Neighbors (KNN) algorithm. KNN is a simple and effective non-parametric algorithm used for classification and regression tasks. It belongs to the category of instance-based learning, where new data points are classified based on their similarity to known data points.</text:p>
      <text:p text:style-name="P31"/>
      <text:p text:style-name="P32">In KNN, the classification of a new data point is determined by the majority class among its k-nearest neighbors in the training set. The KNN algorithm does not involve explicit model training; instead, it memorizes the entire training data to make predictions for new instances.</text:p>
      <text:p text:style-name="P33"/>
      <text:p text:style-name="P34"/>
      <text:p text:style-name="P35"/>
      <text:soft-page-break/>
      <text:p text:style-name="P36">Why You Need This Project:</text:p>
      <text:p text:style-name="P37">Breast cancer classification is a crucial medical application. Accurate classification of breast cancer tumors as malignant or benign can aid in timely and appropriate medical interventions, leading to better patient outcomes.</text:p>
      <text:p text:style-name="P38"/>
      <text:p text:style-name="Normal"><text:span text:style-name="T39">The KNN algorithm is straightforward and easy to implement, making it a good starting point for building a classification model for medical datasets like breast cancer. By understanding the steps involved in data loading, preprocessing, model training, and evaluation, you can build and evaluate more sophisticated machine learning models for medical diagnosis and other classification tasks. The KNN classifier's simplicity and interpretability also allow medical practitioners to gain insights into the model's decision-making process, which can be valuable in the medical domain where interpretability is cruci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3T13:27:00Z</meta:creation-date>
    <dc:date>2023-08-03T13:33:00Z</dc:date>
    <meta:template xlink:href="Normal" xlink:type="simple"/>
    <meta:editing-cycles>1</meta:editing-cycles>
    <meta:editing-duration>PT360S</meta:editing-duration>
    <meta:document-statistic meta:page-count="3" meta:paragraph-count="6" meta:word-count="503" meta:character-count="3367" meta:row-count="23" meta:non-whitespace-character-count="2870"/>
  </office:meta>
</office:document-meta>
</file>